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5.4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</table:table-row>
        <table:table-row table:style-name="ro2" table:number-rows-repeated="104856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3">0000-00-00</text:date>, <text:time style:data-style-name="N2" text:time-value="09:50:46.039524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1-03T19:16:00.614448056</dc:date>
    <dc:creator>Alexis Pietak</dc:creator>
    <meta:editing-duration>PT9H34M11S</meta:editing-duration>
    <meta:editing-cycles>13</meta:editing-cycles>
    <meta:document-statistic meta:table-count="1" meta:cell-count="19" meta:object-count="0"/>
  </office:meta>
</office:document-meta>
</file>